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645fe3" officeooo:paragraph-rsid="001958ba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23f23d" officeooo:paragraph-rsid="001958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5afc1d" officeooo:paragraph-rsid="001958ba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617263" officeooo:paragraph-rsid="001958b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3acf50" officeooo:paragraph-rsid="001958b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Mono" fo:font-size="10pt" fo:font-weight="normal" officeooo:rsid="0027c9e6" officeooo:paragraph-rsid="001958ba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Liberation Mono" fo:font-size="10pt" fo:font-weight="normal" officeooo:rsid="00391de6" officeooo:paragraph-rsid="001958ba" style:font-size-asian="10pt" style:font-weight-asian="normal" style:font-size-complex="10pt" style:font-weight-complex="normal"/>
    </style:style>
    <style:style style:name="P8" style:family="paragraph" style:parent-style-name="Footnote">
      <style:text-properties officeooo:rsid="00654ae2" officeooo:paragraph-rsid="00654ae2"/>
    </style:style>
    <style:style style:name="T1" style:family="text">
      <style:text-properties officeooo:rsid="006505f5"/>
    </style:style>
    <style:style style:name="T2" style:family="text">
      <style:text-properties officeooo:rsid="00632b80"/>
    </style:style>
    <style:style style:name="T3" style:family="text">
      <style:text-properties officeooo:rsid="005ba8b0"/>
    </style:style>
    <style:style style:name="T4" style:family="text">
      <style:text-properties officeooo:rsid="00617263"/>
    </style:style>
    <style:style style:name="T5" style:family="text">
      <style:text-properties officeooo:rsid="0067e4be"/>
    </style:style>
    <style:style style:name="T6" style:family="text">
      <style:text-properties officeooo:rsid="0062168f"/>
    </style:style>
    <style:style style:name="T7" style:family="text">
      <style:text-properties officeooo:rsid="0066fb58"/>
    </style:style>
    <style:style style:name="T8" style:family="text">
      <style:text-properties officeooo:rsid="0049536f"/>
    </style:style>
    <style:style style:name="T9" style:family="text">
      <style:text-properties officeooo:rsid="003b7f06"/>
    </style:style>
    <style:style style:name="T10" style:family="text">
      <style:text-properties officeooo:rsid="00512531"/>
    </style:style>
    <style:style style:name="T11" style:family="text">
      <style:text-properties officeooo:rsid="00529850"/>
    </style:style>
    <style:style style:name="T12" style:family="text">
      <style:text-properties officeooo:rsid="003d20a4"/>
    </style:style>
    <style:style style:name="T13" style:family="text">
      <style:text-properties officeooo:rsid="003d61af"/>
    </style:style>
    <style:style style:name="T14" style:family="text">
      <style:text-properties officeooo:rsid="00645fe3"/>
    </style:style>
    <style:style style:name="T15" style:family="text">
      <style:text-properties officeooo:rsid="0027c9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1 <text:span text:style-name="T2">Das Versprechen der Kontingenz</text:span></text:p>
      <text:p text:style-name="P3">- <text:span text:style-name="T2">Kontingenz lässt einen Soll-Zustand zu (Notwendig für Wandel)</text:span></text:p>
      <text:p text:style-name="P3">- <text:span text:style-name="T2">Kontingenz der Sprache ermöglicht es, neue Erklärungen für Dinge zu finden</text:span></text:p>
      <text:p text:style-name="P3">- <text:span text:style-name="T2">Rorty gefällt das aus ironischen Gründen, mir aus radikalen</text:span></text:p>
      <text:p text:style-name="P2">- <text:span text:style-name="T3">radical ironist: Herrschaft is the worst thing we do, not cruelty → strive to autonomy</text:span></text:p>
      <text:p text:style-name="P3">- <text:span text:style-name="T2">Kontingenz ermöglicht Autonomie; sich dagegen entscheiden zu können ist zentral</text:span></text:p>
      <text:p text:style-name="P3">- <text:span text:style-name="T2">Kybernetik große Hoffnung für Kommunistische Planwirtschaft, also für Wandler</text:span></text:p>
      <text:p text:style-name="P3">- <text:span text:style-name="T2">Kontingenz Bei Kybernetik nicht nur positiv: einerseits gute Strategie, um mit Kontingenzen umzugehen;</text:span> <text:span text:style-name="T2">andererseits ist die Kontingenz der menschlichen Willensfreiheit Hindernis für Planbarkeit</text:span></text:p>
      <text:p text:style-name="P3">- <text:span text:style-name="T2">Frage: lässt die Kybernetische Erklärung der Welt der Kontingenz genug Raum, um Autonomie zu befördern?</text:span></text:p>
      <text:p text:style-name="P3">2 <text:span text:style-name="T4">Strukturelle Ähnlichkeiten zwischen Rorty und Kybernetikern</text:span></text:p>
      <text:p text:style-name="P4">- <text:span text:style-name="T2">Truth is made, rather than found</text:span></text:p>
      <text:p text:style-name="P4">- <text:span text:style-name="T5">Kybernetik: Einbindung des Konstruktionsprozesses in Handlungstheorie</text:span></text:p>
      <text:p text:style-name="P4">2.1 <text:span text:style-name="T6">Überschriebene (redescribed) Realitäten</text:span></text:p>
      <text:p text:style-name="P4">- <text:span text:style-name="T2">Wie funktioniert Wahrnehmung nach Kybernetik 2.0? 6 Schritte-Bild</text:span></text:p>
      <text:p text:style-name="P4">- <text:span text:style-name="T2">Technischer als Rorty, der den Poeten lobt</text:span></text:p>
      <text:p text:style-name="P4">- “<text:span text:style-name="T2">Das neue Spiel” als grandiose Redescription</text:span></text:p>
      <text:p text:style-name="P4">- <text:span text:style-name="T5">Redescriptions/Neubeschreibungen haben gesellschaftliche Auswirkungen auf das sagbare</text:span></text:p>
      <text:p text:style-name="P4">- <text:span text:style-name="T5">Sich selbst definieren zu dürfen muss Menschenrecht sein (Pronomen, Namensänderungen)</text:span></text:p>
      <text:p text:style-name="P4"><text:span text:style-name="T7">2</text:span>.2 <text:span text:style-name="T6">Selbstreferenzielle Erkenntnis</text:span></text:p>
      <text:p text:style-name="P4">- <text:span text:style-name="T2">Chance der Kybernetik und Rortys: in der Redescription ist Selbsterklärung enthalten</text:span></text:p>
      <text:p text:style-name="P4">- <text:span text:style-name="T2">Blick auf sich selbst</text:span></text:p>
      <text:p text:style-name="P4">- <text:span text:style-name="T1">vFoerster: Zyklizität der Kybernetik auch bei Erkenntnis: man verändert sich durch Wahrnehmung</text:span></text:p>
      <text:p text:style-name="P4">- <text:span text:style-name="T1">Kontingenz bedeutet: Erkennen erfordert Mut, man stirbt ein Stück durch Wahrnehmung &amp; wird neu geboren. Man redescribed sich selbst.</text:span></text:p>
      <text:p text:style-name="P4">- <text:span text:style-name="T1">Durch Erkennen verändert man Welt, wird selbst verändert. Dümpeln hintereinander her.</text:span></text:p>
      <text:p text:style-name="P4">- <text:span text:style-name="T1">Aber mit Kybernetik springt man der Maus nicht hilflos nach, sondern dorthin wo sie sein wird.</text:span></text:p>
      <text:p text:style-name="P3">3 <text:span text:style-name="T4">Der herrschende Kybernetes</text:span></text:p>
      <text:p text:style-name="P3">- <text:span text:style-name="T2">Etymologie des Kybernetikbegriffs → Governor. Instrumentelle Vernunft tief darin angelegt.</text:span></text:p>
      <text:p text:style-name="P2">- <text:span text:style-name="T8">Kybernetische Welterfassung hat immer tote Winkel, Quantifizierung</text:span></text:p>
      <text:p text:style-name="P2">- <text:span text:style-name="T9">Soll-Zustand von Governors ist nicht die “technical possible human equality”</text:span></text:p>
      <text:p text:style-name="P4">3.1 <text:span text:style-name="T6">Menschen zu Maschinen! Kybernetik-Mythos</text:span></text:p>
      <text:p text:style-name="P6">- <text:span text:style-name="T10">48 Wiener legt kybernetische Gesellschaftstheorie vor</text:span></text:p>
      <text:p text:style-name="P6">- <text:span text:style-name="T10">49 Kategorien System, Information, Feedback können alles beschreiben</text:span></text:p>
      <text:p text:style-name="P6">- <text:span text:style-name="T10">50 Kybernetik ebnet Unterschiede der alten Philosophie ein → neues Vokabular</text:span></text:p>
      <text:p text:style-name="P6">- <text:span text:style-name="T10">Subjekt nicht mehr selbstverständlicher Ort des Denkens: Symbiose?</text:span></text:p>
      <text:p text:style-name="P6">- <text:span text:style-name="T10">51 auf dem Weg in den Pop wird die Kybernetik zum Mythos, leeren Signifier</text:span></text:p>
      <text:p text:style-name="P6">- <text:span text:style-name="T11">51 KybernetikMythos entzaubert/reduziert den Menschen zum maschinellen System</text:span></text:p>
      <text:p text:style-name="P7">- <text:span text:style-name="T12">109 Weil Menschen zielstrebig sind, sind sie ähnlich technischen Systemen</text:span></text:p>
      <text:p text:style-name="P7">- <text:span text:style-name="T12">110 neuronale Netze, die binär einfache Sätze in wahr/falsch einordnen</text:span></text:p>
      <text:p text:style-name="P7">- <text:span text:style-name="T13">111 Eine Undurchsichtigkeit durch die andere erklären</text:span></text:p>
      <text:p text:style-name="P7">- <text:span text:style-name="T12">112 HFs Kritik an der Gleichsetzung Gehirn-Computer wird nicht zugehört</text:span></text:p>
      <text:p text:style-name="P4">3.2 <text:span text:style-name="T6">Die “andere” in der Kybernetik</text:span></text:p>
      <text:p text:style-name="P4">- <text:span text:style-name="T1">Kybernetik kennt nur eine Perspektive, keine Interaktion möglich. Nur Befehle</text:span></text:p>
      <text:p text:style-name="P5">- Akteure entscheiden sich, Dinge wahrzunehmen – Opfer machen sich selbst zum Opfer</text:p>
      <text:p text:style-name="P5">- <text:span text:style-name="T9">Opfer könnten sich ja beschweren, und sich mit Sprache wehren</text:span></text:p>
      <text:p text:style-name="P5">- <text:span text:style-name="T9">Aber Sprache ist unvollständig und muss nicht zugehört werden</text:span></text:p>
      <text:p text:style-name="P5">- <text:span text:style-name="T9">Verantwortungsethik v.Foersters unzureichender Schutz vor Taten von Kybernetikern</text:span></text:p>
      <text:p text:style-name="P3">4 <text:span text:style-name="T14">Überwachung als Kern der Kybernetik </text:span></text:p>
      <text:p text:style-name="P3">- <text:span text:style-name="T7">Erfahrung des Ist-Zustandes notwendig für Planung der Handlung</text:span></text:p>
      <text:p text:style-name="P3">- <text:span text:style-name="T7">Kybernetik scheitert, wenn nicht genug Daten</text:span></text:p>
      <text:p text:style-name="P3"><text:soft-page-break/>- <text:span text:style-name="T7">Individuen lassen sich schwer vorhersagen, Massen leichter (Quelle?) → Indiv. Werden übergangen, statt dass sie sich anpassen, wenn man mit dem Durchschnitt rechnet</text:span></text:p>
      <text:p text:style-name="P1">4.1 <text:span text:style-name="T7">Top-Down-Überwachung</text:span></text:p>
      <text:p text:style-name="P1">- <text:span text:style-name="T7">Nicht Überwachung ist das Problem (aus emanzipatorischer Perspektive), sondern Herrschaft</text:span></text:p>
      <text:p text:style-name="P1">- <text:span text:style-name="T5">mspr0 170+-</text:span></text:p>
      <text:p text:style-name="P1">4.2 Bottom-Up-Überwachung</text:p>
      <text:p text:style-name="P1">- <text:span text:style-name="T5">Gegenüberwachung (mspr0, 174)</text:span></text:p>
      <text:p text:style-name="P1">- <text:span text:style-name="T5">liberale Fantasie: Regierung als Dienstleistung statt als Herrschaft</text:span></text:p>
      <text:p text:style-name="P1">- <text:span text:style-name="T5">Viel wichtiger: Recht Regierung sanktionieren zu können (evtl im Kollektiv wegen indiv. Vorteile)</text:span></text:p>
      <text:p text:style-name="P1">5. Planung des Selbst</text:p>
      <text:p text:style-name="P2">- <text:span text:style-name="T15">okay, Überwachung muss sein. (sagt auch mspr0)</text:span></text:p>
      <text:p text:style-name="P2">- <text:span text:style-name="T15">aber wenn man von unten nach oben überwacht statt umgekehrt, kann man Autonomie erhöhen</text:span></text:p>
      <text:p text:style-name="P2">- “<text:span text:style-name="T15">seine eigenen Handlungen voraussehen und manipulieren”, nicht nur Objekt sein, sondern auch sein Subjekt werden</text:span></text:p>
      <text:p text:style-name="P2">- <text:span text:style-name="T15">Kybernetik kann Autonomie erhöhen</text:span></text:p>
      <text:p text:style-name="P1">- Nietzsche: “Wer sich nicht befehlen kann, der soll gehorchen. Und mancher kann sich befehlen, aber da fehlt noch viel, dass er sich auch gehorche!”<text:note text:id="ftn1" text:note-class="footnote"><text:note-citation>1</text:note-citation><text:note-body><text:p text:style-name="P8">Nietzsche 1967, http://www.nietzschesource.org/#eKGWB/Za-III-Tafeln-4</text:p></text:note-body></text:note></text:p>
      <text:p text:style-name="P1">- <text:span text:style-name="T1">Herrschaft über sich selbst, das Reale nach Lacan, ermöglicht Autonomie</text:span></text:p>
      <text:p text:style-name="P1">- <text:span text:style-name="T1">Wenn Kybernetik den Respekt vor dem anderen lernt, kann sie die Autonomie aller beförder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9:16:23.745697128</meta:creation-date>
    <dc:date>2016-08-22T19:16:51.430007961</dc:date>
    <meta:editing-duration>PT28S</meta:editing-duration>
    <meta:editing-cycles>1</meta:editing-cycles>
    <meta:document-statistic meta:table-count="0" meta:image-count="0" meta:object-count="0" meta:page-count="2" meta:paragraph-count="66" meta:word-count="656" meta:character-count="4649" meta:non-whitespace-character-count="4057"/>
    <meta:generator>LibreOffice/5.2.0.4$Linux_X86_64 LibreOffice_project/20m0$Build-4</meta:generator>
  </office:meta>
</office:document-meta>
</file>